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fo:font-weight="bold" style:font-weight-asian="bold" style:font-weight-complex="bold"/>
    </style:style>
    <style:style style:name="cell-style-border-bottom,border-right,border-top,align-center,text-bold,BG#e1dfdfFG" style:family="table-cell" style:parent-style-name="Default">
      <style:table-cell-properties fo:border-bottom="0.06pt solid #000000" fo:background-color="#e1dfdf" style:text-align-source="fix" style:repeat-content="false" fo:border-left="none" fo:border-right="0.06pt solid #000000" fo:border-top="0.06pt solid #000000"/>
      <style:paragraph-properties fo:text-align="center"/>
      <style:text-properties fo:font-weight="bold" style:font-weight-asian="bold" style:font-weight-complex="bold"/>
    </style:style>
    <style:style style:name="cell-style-border-right,BG#ffffffFG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ll-style-border-right,BG#e4e4e4FG" style:family="table-cell" style:parent-style-name="Default">
      <style:table-cell-properties fo:border-bottom="none" fo:background-color="#e4e4e4" fo:border-left="none" fo:border-right="0.06pt solid #000000" fo:border-top="none"/>
    </style:style>
    <style:style style:name="cell-style-border-bottom,border-right,align-left,BG#e4e4e4FG" style:family="table-cell" style:parent-style-name="Default">
      <style:table-cell-properties fo:border-bottom="0.06pt solid #000000" fo:background-color="#e4e4e4" fo:border-left="none" fo:border-right="0.06pt solid #000000" fo:border-top="none"/>
    </style:style>
    <style:style style:name="cell-style-align-center,text-bold,BG#e1dfdfFG" style:family="table-cell" style:parent-style-name="Default">
      <style:table-cell-properties fo:background-color="#e1dfdf" style:text-align-source="fix" style:repeat-content="false" fo:border="non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37"/>
  </office:automatic-styles>
  <office:body>
    <office:spreadsheet>
      <table:table table:name="Informe ADR" table:style-name="ta1">
        <table:table-column table:style-name="co1" table:number-columns-repeated="5" table:default-cell-style-name="cell-style-border-right,BG#ffffffFG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forme ADR - prueba yeboyebo</text:p>
          </table:table-cell>
          <table:covered-table-cell table:number-columns-repeated="3" table:style-name="Default"/>
          <table:table-cell table:style-name="ce1"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Desde: 01-01-2023 <text:s/>hasta: 31-12-2023</text:p>
          </table:table-cell>
          <table:covered-table-cell table:number-columns-repeated="3" table:style-name="Default"/>
          <table:table-cell table:style-name="ce1"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cell-style-border-bottom,border-right,border-top,align-center,text-bold,BG#e1dfdfFG" office:value-type="string" calcext:value-type="string">
            <text:p>Tipo operación</text:p>
          </table:table-cell>
          <table:table-cell table:style-name="cell-style-border-bottom,border-right,border-top,align-center,text-bold,BG#e1dfdfFG" office:value-type="string" calcext:value-type="string">
            <text:p>Clase ADR</text:p>
          </table:table-cell>
          <table:table-cell table:style-name="cell-style-border-bottom,border-right,border-top,align-center,text-bold,BG#e1dfdfFG" office:value-type="string" calcext:value-type="string">
            <text:p>Grupo embalaje</text:p>
          </table:table-cell>
          <table:table-cell table:style-name="cell-style-border-bottom,border-right,border-top,align-center,text-bold,BG#e1dfdfFG" office:value-type="string" calcext:value-type="string">
            <text:p>Cantidad</text:p>
          </table:table-cell>
          <table:table-cell table:style-name="cell-style-align-center,text-bold,BG#e1dfdfFG" office:value-type="string" calcext:value-type="string">
            <text:p>Referencia</text:p>
          </table:table-cell>
          <table:table-cell table:style-name="ce7" office:value-type="string" calcext:value-type="string">
            <text:p>Descripcion</text:p>
          </table:table-cell>
          <table:table-cell table:style-name="ce7" office:value-type="string" calcext:value-type="string">
            <text:p>Albarán</text:p>
          </table:table-cell>
          <table:table-cell table:style-name="ce7" office:value-type="string" calcext:value-type="string">
            <text:p>Fecha</text:p>
          </table:table-cell>
          <table:table-cell table:style-name="ce7" office:value-type="string" calcext:value-type="string">
            <text:p>Cantidad</text:p>
          </table:table-cell>
          <table:table-cell table:style-name="ce7" office:value-type="string" calcext:value-type="string">
            <text:p>Peso</text:p>
          </table:table-cell>
          <table:table-cell table:style-name="ce7" office:value-type="string" calcext:value-type="string">
            <text:p>Peso total</text:p>
          </table:table-cell>
        </table:table-row>
        <table:table-row table:style-name="ro1">
          <table:table-cell office:value-type="string" calcext:value-type="string">
            <text:p>Descarg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II</text:p>
          </table:table-cell>
          <table:table-cell office:value-type="float" office:value="5349.05" calcext:value-type="float">
            <text:p>5349,05</text:p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Producto 1</text:p>
          </table:table-cell>
          <table:table-cell office:value-type="string" calcext:value-type="string">
            <text:p>20250A000001</text:p>
          </table:table-cell>
          <table:table-cell table:style-name="ce8" office:value-type="date" office:date-value="2025-01-01" calcext:value-type="date">
            <text:p>01/01/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Producto 1</text:p>
          </table:table-cell>
          <table:table-cell office:value-type="string" calcext:value-type="string">
            <text:p>20250A000001</text:p>
          </table:table-cell>
          <table:table-cell table:style-name="ce8" office:value-type="date" office:date-value="2025-01-01" calcext:value-type="date">
            <text:p>01/01/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ll-style-border-right,BG#e4e4e4FG" office:value-type="string" calcext:value-type="string">
            <text:p>Descarga</text:p>
          </table:table-cell>
          <table:table-cell table:style-name="cell-style-border-right,BG#e4e4e4FG" office:value-type="string" calcext:value-type="string">
            <text:p>3</text:p>
          </table:table-cell>
          <table:table-cell table:style-name="cell-style-border-right,BG#e4e4e4FG" office:value-type="string" calcext:value-type="string">
            <text:p>III</text:p>
          </table:table-cell>
          <table:table-cell table:style-name="cell-style-border-right,BG#e4e4e4FG" office:value-type="float" office:value="92441.5" calcext:value-type="float">
            <text:p>92441,5</text:p>
          </table:table-cell>
          <table:table-cell table:style-name="cell-style-border-right,BG#e4e4e4FG"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scarga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III</text:p>
          </table:table-cell>
          <table:table-cell office:value-type="float" office:value="1696.64" calcext:value-type="float">
            <text:p>1696,64</text:p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cell-style-border-right,BG#e4e4e4FG" office:value-type="string" calcext:value-type="string">
            <text:p>Descarga</text:p>
          </table:table-cell>
          <table:table-cell table:style-name="cell-style-border-right,BG#e4e4e4FG" office:value-type="string" calcext:value-type="string">
            <text:p>8</text:p>
          </table:table-cell>
          <table:table-cell table:style-name="cell-style-border-right,BG#e4e4e4FG" office:value-type="string" calcext:value-type="string">
            <text:p>II</text:p>
          </table:table-cell>
          <table:table-cell table:style-name="cell-style-border-right,BG#e4e4e4FG" office:value-type="float" office:value="5.21" calcext:value-type="float">
            <text:p>5,21</text:p>
          </table:table-cell>
          <table:table-cell table:style-name="cell-style-border-right,BG#e4e4e4FG"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scarg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II</text:p>
          </table:table-cell>
          <table:table-cell office:value-type="float" office:value="-1.12" calcext:value-type="float">
            <text:p>-1,12</text:p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cell-style-border-right,BG#e4e4e4FG" office:value-type="string" calcext:value-type="string">
            <text:p>Descarga</text:p>
          </table:table-cell>
          <table:table-cell table:style-name="cell-style-border-right,BG#e4e4e4FG" office:value-type="string" calcext:value-type="string">
            <text:p>9</text:p>
          </table:table-cell>
          <table:table-cell table:style-name="cell-style-border-right,BG#e4e4e4FG" office:value-type="string" calcext:value-type="string">
            <text:p>III</text:p>
          </table:table-cell>
          <table:table-cell table:style-name="cell-style-border-right,BG#e4e4e4FG" office:value-type="float" office:value="3111.69" calcext:value-type="float">
            <text:p>3111,69</text:p>
          </table:table-cell>
          <table:table-cell table:style-name="cell-style-border-right,BG#e4e4e4FG"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cell-style-border-right,BG#e4e4e4FG" table:number-columns-repeated="4"/>
          <table:table-cell table:style-name="cell-style-align-center,text-bold,BG#e1dfdfFG" office:value-type="string" calcext:value-type="string">
            <text:p>Referencia</text:p>
          </table:table-cell>
          <table:table-cell table:style-name="ce7" office:value-type="string" calcext:value-type="string">
            <text:p>Descripción</text:p>
          </table:table-cell>
          <table:table-cell table:style-name="ce7" office:value-type="string" calcext:value-type="string">
            <text:p>Albarán</text:p>
          </table:table-cell>
          <table:table-cell table:style-name="ce7" office:value-type="string" calcext:value-type="string">
            <text:p>Fecha</text:p>
          </table:table-cell>
          <table:table-cell table:style-name="ce7" office:value-type="string" calcext:value-type="string">
            <text:p>Cantidad</text:p>
          </table:table-cell>
          <table:table-cell table:style-name="ce7" office:value-type="string" calcext:value-type="string">
            <text:p>Peso</text:p>
          </table:table-cell>
          <table:table-cell table:style-name="ce7" office:value-type="string" calcext:value-type="string">
            <text:p>Peso total</text:p>
          </table:table-cell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II</text:p>
          </table:table-cell>
          <table:table-cell office:value-type="float" office:value="11411.23" calcext:value-type="float">
            <text:p>11411,23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Producto 1</text:p>
          </table:table-cell>
          <table:table-cell office:value-type="string" calcext:value-type="string">
            <text:p>20250A000001</text:p>
          </table:table-cell>
          <table:table-cell table:style-name="ce8" office:value-type="date" office:date-value="2025-01-01" calcext:value-type="date">
            <text:p>01/01/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Producto 1</text:p>
          </table:table-cell>
          <table:table-cell office:value-type="string" calcext:value-type="string">
            <text:p>20250A000001</text:p>
          </table:table-cell>
          <table:table-cell table:style-name="ce8" office:value-type="date" office:date-value="2025-01-01" calcext:value-type="date">
            <text:p>01/01/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ll-style-border-right,BG#e4e4e4FG" office:value-type="string" calcext:value-type="string">
            <text:p>Carga</text:p>
          </table:table-cell>
          <table:table-cell table:style-name="cell-style-border-right,BG#e4e4e4FG" office:value-type="string" calcext:value-type="string">
            <text:p>3</text:p>
          </table:table-cell>
          <table:table-cell table:style-name="cell-style-border-right,BG#e4e4e4FG" office:value-type="string" calcext:value-type="string">
            <text:p>III</text:p>
          </table:table-cell>
          <table:table-cell table:style-name="cell-style-border-right,BG#e4e4e4FG" office:value-type="float" office:value="28150.5" calcext:value-type="float">
            <text:p>28150,5</text:p>
          </table:table-cell>
          <table:table-cell table:style-name="cell-style-border-right,BG#e4e4e4FG"/>
          <table:table-cell table:number-columns-repeated="6"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III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style-name="cell-style-border-right,BG#e4e4e4FG" office:value-type="string" calcext:value-type="string">
            <text:p>Carga</text:p>
          </table:table-cell>
          <table:table-cell table:style-name="cell-style-border-right,BG#e4e4e4FG" office:value-type="string" calcext:value-type="string">
            <text:p>9</text:p>
          </table:table-cell>
          <table:table-cell table:style-name="cell-style-border-right,BG#e4e4e4FG" office:value-type="string" calcext:value-type="string">
            <text:p>III</text:p>
          </table:table-cell>
          <table:table-cell table:style-name="cell-style-border-right,BG#e4e4e4FG" office:value-type="float" office:value="8967.25" calcext:value-type="float">
            <text:p>8967,25</text:p>
          </table:table-cell>
          <table:table-cell table:style-name="cell-style-border-right,BG#e4e4e4FG"/>
          <table:table-cell table:number-columns-repeated="6"/>
        </table:table-row>
        <table:table-row table:style-name="ro1">
          <table:table-cell table:style-name="cell-style-border-right,BG#e4e4e4FG" table:number-columns-repeated="4"/>
          <table:table-cell table:style-name="cell-style-align-center,text-bold,BG#e1dfdfFG" office:value-type="string" calcext:value-type="string">
            <text:p>Referencia</text:p>
          </table:table-cell>
          <table:table-cell table:style-name="ce7" office:value-type="string" calcext:value-type="string">
            <text:p>Descripción</text:p>
          </table:table-cell>
          <table:table-cell table:style-name="ce7" office:value-type="string" calcext:value-type="string">
            <text:p>Almacén</text:p>
          </table:table-cell>
          <table:table-cell table:style-name="ce7"/>
          <table:table-cell table:style-name="ce7" office:value-type="string" calcext:value-type="string">
            <text:p>Stock</text:p>
          </table:table-cell>
          <table:table-cell table:style-name="ce7" office:value-type="string" calcext:value-type="string">
            <text:p>Peso</text:p>
          </table:table-cell>
          <table:table-cell table:style-name="ce7" office:value-type="string" calcext:value-type="string">
            <text:p>Peso total</text:p>
          </table:table-cell>
        </table:table-row>
        <table:table-row table:style-name="ro1">
          <table:table-cell office:value-type="string" calcext:value-type="string">
            <text:p>Embalaj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II</text:p>
          </table:table-cell>
          <table:table-cell office:value-type="float" office:value="437.52" calcext:value-type="float">
            <text:p>437,52</text:p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Producto 1</text:p>
          </table:table-cell>
          <table:table-cell office:value-type="string" calcext:value-type="string">
            <text:p>ALG</text:p>
          </table:table-cell>
          <table:table-cell table:style-name="ce8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Producto 1</text:p>
          </table:table-cell>
          <table:table-cell office:value-type="string" calcext:value-type="string">
            <text:p>ALG</text:p>
          </table:table-cell>
          <table:table-cell table:style-name="ce8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ll-style-border-right,BG#e4e4e4FG" office:value-type="string" calcext:value-type="string">
            <text:p>Embalaje</text:p>
          </table:table-cell>
          <table:table-cell table:style-name="cell-style-border-right,BG#e4e4e4FG" office:value-type="string" calcext:value-type="string">
            <text:p>3</text:p>
          </table:table-cell>
          <table:table-cell table:style-name="cell-style-border-right,BG#e4e4e4FG" office:value-type="string" calcext:value-type="string">
            <text:p>III</text:p>
          </table:table-cell>
          <table:table-cell table:style-name="cell-style-border-right,BG#e4e4e4FG" office:value-type="float" office:value="6475.68" calcext:value-type="float">
            <text:p>6475,68</text:p>
          </table:table-cell>
          <table:table-cell table:style-name="cell-style-border-right,BG#e4e4e4FG"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Embalaje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III</text:p>
          </table:table-cell>
          <table:table-cell office:value-type="float" office:value="245.27" calcext:value-type="float">
            <text:p>245,27</text:p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cell-style-border-right,BG#e4e4e4FG" office:value-type="string" calcext:value-type="string">
            <text:p>Embalaje</text:p>
          </table:table-cell>
          <table:table-cell table:style-name="cell-style-border-right,BG#e4e4e4FG" office:value-type="string" calcext:value-type="string">
            <text:p>8</text:p>
          </table:table-cell>
          <table:table-cell table:style-name="cell-style-border-right,BG#e4e4e4FG" office:value-type="string" calcext:value-type="string">
            <text:p>II</text:p>
          </table:table-cell>
          <table:table-cell table:style-name="cell-style-border-right,BG#e4e4e4FG" office:value-type="float" office:value="41.51" calcext:value-type="float">
            <text:p>41,51</text:p>
          </table:table-cell>
          <table:table-cell table:style-name="cell-style-border-right,BG#e4e4e4FG"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Embalaj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II</text:p>
          </table:table-cell>
          <table:table-cell office:value-type="float" office:value="119.45" calcext:value-type="float">
            <text:p>119,45</text:p>
          </table:table-cell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cell-style-border-bottom,border-right,align-left,BG#e4e4e4FG" office:value-type="string" calcext:value-type="string">
            <text:p>Embalaje</text:p>
          </table:table-cell>
          <table:table-cell table:style-name="cell-style-border-bottom,border-right,align-left,BG#e4e4e4FG" office:value-type="string" calcext:value-type="string">
            <text:p>9</text:p>
          </table:table-cell>
          <table:table-cell table:style-name="cell-style-border-bottom,border-right,align-left,BG#e4e4e4FG" office:value-type="string" calcext:value-type="string">
            <text:p>III</text:p>
          </table:table-cell>
          <table:table-cell table:style-name="cell-style-border-bottom,border-right,align-left,BG#e4e4e4FG" office:value-type="float" office:value="1187.59" calcext:value-type="float">
            <text:p>1187,59</text:p>
          </table:table-cell>
          <table:table-cell table:style-name="cell-style-border-right,BG#e4e4e4FG" office:value-type="string" calcext:value-type="string">
            <text:p/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5T12:00:36.039487199</dc:date>
    <meta:editing-duration>PT3M28S</meta:editing-duration>
    <meta:editing-cycles>1</meta:editing-cycles>
    <meta:document-statistic meta:table-count="1" meta:cell-count="144" meta:object-count="0"/>
    <meta:generator>LibreOffice/7.3.7.2$Linux_X86_64 LibreOffice_project/30$Build-2</meta:generator>
  </office:meta>
</office:document-meta>
</file>